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fo:font-style="normal" style:text-underline-style="none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text-properties fo:font-style="italic" style:text-underline-style="none" style:font-style-asian="italic" style:font-style-complex="itali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font-name="Poppins" fo:font-size="9.75pt" fo:letter-spacing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Poppins" fo:font-size="9.75pt" fo:letter-spacing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4">NAIN INFERNAUX</text:p>
      <text:p text:style-name="P1"/>
      <text:p text:style-name="P2">Magmhôrim Standard Bearer 3&gt;4€</text:p>
      <text:p text:style-name="P1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/>
      <text:p text:style-name="P1">Photo non contractuel, Figurine à monter et sans socle autre que proposé.</text:p>
      <text:p text:style-name="P1"/>
      <text:p text:style-name="P2">Magmhorin Warriors x10 22&gt;26€</text:p>
      <text:p text:style-name="P1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<text:span text:style-name="T4">Contactez moi.</text:span></text:p>
      <text:p text:style-name="P8"><text:span text:style-name="T5">Version en lance ou en arme de base/bouclier disponible.</text:span></text:p>
      <text:p text:style-name="P1">Contactez moi.</text:p>
      <text:p text:style-name="P1">Photo non contractuel, Figurine à monter et sans socle autre que proposé.</text:p>
      <text:p text:style-name="P1"/>
      <text:p text:style-name="P2">Immortel Etat-Major 5&gt;6€</text:p>
      <text:p text:style-name="P1"/>
      <text:p text:style-name="Standard">3 Figurines en résine venduent avec socle MDF. Taille d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Immortel x10 16&gt;20€</text:p>
      <text:p text:style-name="P1"/>
      <text:p text:style-name="Standard">10 Figurines en résine venduent avec socle MDF. Taille d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<text:span text:style-name="T4">Contactez moi.</text:span></text:p>
      <text:p text:style-name="P9"><text:span text:style-name="T6">Possibilité d'inclure un esclave (socle 40x40mm) pour un surcoût de 6€.</text:span></text:p>
      <text:p text:style-name="P9"><text:span text:style-name="T6">Version en lance , épée ou en hache et bouclier disponible.</text:span></text:p>
      <text:p text:style-name="P3">Photo non contractuel, Figurine à monter et sans socle autre que proposé.</text:p>
      <text:p text:style-name="P2"/>
      <text:p text:style-name="P2">Elite Guard Etat-Major 6&gt;8€</text:p>
      <text:p text:style-name="P1"/>
      <text:p text:style-name="Standard">3 Figurines en résine venduent avec socle MDF. Taille de carré de 20x20mm ou rond de 25mm.<text:line-break/><text:soft-pag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Elite Guard x10 17&gt;21€</text:p>
      <text:p text:style-name="P1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Death Guard with Arquebuses Etat-Major 7&gt;9€</text:p>
      <text:p text:style-name="P1"/>
      <text:p text:style-name="Standard">3 Figurines en résine venduent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Death Guard with Arquebuses x10 18&gt;22€</text:p>
      <text:p text:style-name="P1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1"/>
      <text:p text:style-name="P2">Whuldral Fireaxe, Berserker Hero 2,5&gt;3,5€ :</text:p>
      <text:p text:style-name="P1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/>
      <text:p text:style-name="P1">Photo non contractuel, Figurine à monter et sans socle autre que proposé.</text:p>
      <text:p text:style-name="P1"/>
      <text:p text:style-name="P2">Berserker Etat-Major 6&gt;8€</text:p>
      <text:p text:style-name="P1"><text:soft-page-break/></text:p>
      <text:p text:style-name="Standard">3 Figurines en résine venduent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Berserkers Unit x5 11&gt;14€</text:p>
      <text:p text:style-name="P1"/>
      <text:p text:style-name="Standard">5 Figurines en résine venduent avec socle Résine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Berserkers Unit x10 15&gt;18€</text:p>
      <text:p text:style-name="P1"/>
      <text:p text:style-name="Standard">10 Figurines en résine venduent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Magmhorin-sorcerer 2&gt;3€ :</text:p>
      <text:p text:style-name="P1"/>
      <text:p text:style-name="Standard">Figurine en résine vendue avec socle MDF. Taille de socle carré de 20x20mm ou rond de 25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1"/>
      <text:p text:style-name="P2">Magmhôrim Slaver 7&lt;9€ :</text:p>
      <text:p text:style-name="P1"/>
      <text:p text:style-name="Standard">Figurine en résine vendue avec socle et scène résine. Taille de socle carré ou rond de 40x4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<text:span text:style-name="T1">Possibilité de remplacer la scène en résine par un socle MDF de 40 mm pour 5€ de moins.</text:span></text:p>
      <text:p text:style-name="P1"><text:span text:style-name="T1">Necessice une adaptation de votre part.</text:span></text:p>
      <text:p text:style-name="P1">Photo non contractuel, Figurine à monter et sans socle autre que proposé.</text:p>
      <text:p text:style-name="P1"><text:soft-page-break/></text:p>
      <text:p text:style-name="P2">Magmhorin Mercenary 15&lt;18€ :</text:p>
      <text:p text:style-name="P1"/>
      <text:p text:style-name="Standard">Figurine en résine vendue avec socle résine. Taille de socle carré ou rond de 50x5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<text:span text:style-name="T1">Possibilité de remplacer la base en résine par un socle MDF de 20 ou 25 mm pour 14€ de moins.</text:span></text:p>
      <text:p text:style-name="P1">Photo non contractuel, Figurine à monter et sans socle autre que proposé.</text:p>
      <text:p text:style-name="P1"/>
      <text:p text:style-name="P2">Magmhôrin Golems x3 26&lt;31€ :</text:p>
      <text:p text:style-name="P1"/>
      <text:p text:style-name="Standard">3 Figurines en résine venduent avec socle MDF. Taille de socle carré ou rond de 40x4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Standard"><text:span text:style-name="T3">Contactez moi.</text:span></text:p>
      <text:p text:style-name="P3">Photo non contractuel, Figurine à monter et sans socle autre que proposé.</text:p>
      <text:p text:style-name="P2"/>
      <text:p text:style-name="P2">Bul-thaur x5 32&lt;39€ :</text:p>
      <text:p text:style-name="P1"/>
      <text:p text:style-name="Standard">5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Standard"><text:span text:style-name="T3">Contactez moi.</text:span></text:p>
      <text:p text:style-name="P3">Photo non contractuel, Figurine à monter et sans socle autre que proposé.</text:p>
      <text:p text:style-name="P2"/>
      <text:p text:style-name="P2">Bul-thaur Hero 10&lt;12€ :</text:p>
      <text:p text:style-name="P1"/>
      <text:p text:style-name="Standard">Figurine en résine vendue avec socle MDF. Taille de socle carré ou rond de 25x5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Standard"><text:span text:style-name="T3">Contactez moi.</text:span></text:p>
      <text:p text:style-name="P3">Photo non contractuel, Figurine à monter et sans socle autre que proposé.</text:p>
      <text:p text:style-name="P3"/>
      <text:p text:style-name="P2">Elite Guard Commander on Bull 23&lt;28€ :</text:p>
      <text:p text:style-name="P1"/>
      <text:p text:style-name="Standard">Figurine en résine vendue avec socle MDF et scène en résine. Taille de socle carré ou rond de 50x50mm ou 50x100mm.<text:line-break/>Adapté pour jeu de plateau comme Warhammer et plus particulièrement The IX Age <text:span text:style-name="T1">Fantasy Battles.</text:span></text:p>
      <text:p text:style-name="Standard"><text:span text:style-name="T3">Contactez moi.</text:span></text:p>
      <text:p text:style-name="Standard"><text:span text:style-name="T1">Possibilité d'être vendue sans scène pour 12€ de moin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3">Photo non contractuel, Figurine à monter et sans socle autre que proposé.</text:p>
      <text:p text:style-name="P1"><text:soft-page-break/></text:p>
      <text:p text:style-name="P2">Anointed Bul-thaurs x3 42€ :</text:p>
      <text:p text:style-name="P1"/>
      <text:p text:style-name="Standard">3 Figurines en résine venduent avec socle MDF. Taille de socle carré ou rond de 50x10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Standard"><text:span text:style-name="T3">Contactez moi.</text:span></text:p>
      <text:p text:style-name="P1"><text:span text:style-name="T1">Version avec ou sans casque disponible.</text:span></text:p>
      <text:p text:style-name="P3">Photo non contractuel, Figurine à monter et sans socle autre que proposé.</text:p>
      <text:p text:style-name="P1"/>
      <text:p text:style-name="P2">Hurgroth, Bul-thaur Hero 34€ :</text:p>
      <text:p text:style-name="P1"/>
      <text:p text:style-name="Standard">Figurine en résine vendue avec socle MDF. Taille de socle carré ou rond de 50x10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Standard"><text:span text:style-name="T3">Contactez moi.</text:span></text:p>
      <text:p text:style-name="P1"><text:span text:style-name="T1">Possibilité d'être vendue sans scène pour 5€ de moins.</text:span></text:p>
      <text:p text:style-name="P1"><text:span text:style-name="T1">Version avec ou sans casque disponible.</text:span></text:p>
      <text:p text:style-name="P3">Photo non contractuel, Figurine à monter et sans socle autre que proposé.</text:p>
      <text:p text:style-name="P1"/>
      <text:p text:style-name="P2">Magmhôrin Chariots 25€ :</text:p>
      <text:p text:style-name="P1"/>
      <text:p text:style-name="Standard">Figurine en résine vendue avec socle MDF et scène résine. Taille de socle carré ou rond de 50x10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<text:span text:style-name="T1">Possibilité d'être vendue sans scène pour 3€ de moins.</text:span></text:p>
      <text:p text:style-name="P1"><text:span text:style-name="T1">2 versions disponible.</text:span></text:p>
      <text:p text:style-name="P3">Photo non contractuel, Figurine à monter et sans socle autre que proposé.</text:p>
      <text:p text:style-name="P1"/>
      <text:p text:style-name="P2">Assur on Taurus 45€ :</text:p>
      <text:p text:style-name="P1"/>
      <text:p text:style-name="Standard">Figurine en résine vendue avec socle MDF. Taille de socle carré ou rond de 50x10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3">Photo non contractuel, Figurine à monter et sans socle autre que proposé.</text:p>
      <text:p text:style-name="P2"/>
      <text:p text:style-name="P2">Assur on Great Taurus 78€ :</text:p>
      <text:p text:style-name="P1"/>
      <text:p text:style-name="Standard">Figurine en résine vendue avec socle MDF et scénique résine. Taille de socle carré ou rond de 50x100mm.<text:line-break/>Adapté pour jeu de plateau comme Warhammer et plus particulièrement The IX Age <text:span text:style-name="T1">Fantasy Battles.<text:line-break/></text:span><text:soft-page-break/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Standard"><text:span text:style-name="T1">Une version sans ailes est disponible pour 17€ de moins.</text:span></text:p>
      <text:p text:style-name="Standard"><text:span text:style-name="T1">Possibilité d'être vendue sans scène pour 17€ de moins.</text:span></text:p>
      <text:p text:style-name="P1">Photo non contractuel, Figurine à monter et sans socle autre que proposé.</text:p>
      <text:p text:style-name="P1"/>
      <text:p text:style-name="P2">Assur, The God King on Palanquin <text:s/>65€ :</text:p>
      <text:p text:style-name="P1"/>
      <text:p text:style-name="Standard">Figurine en résine vendue avec socle MDF. Taille de socle carré ou rond de 150x10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3"/>
      <text:p text:style-name="P2">Mongobbo Slingshot 50€ :</text:p>
      <text:p text:style-name="P1"/>
      <text:p text:style-name="Standard">Figurine en résine vendue sans socle 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<text:span text:style-name="T1">Contactez moi.</text:span></text:p>
      <text:p text:style-name="Standard"><text:span text:style-name="T1">Possibilité d'être vendue sans scène pour 5€ de moins.</text:span></text:p>
      <text:p text:style-name="P1">Photo non contractuel, Figurine à monter et sans socle autre que proposé.</text:p>
      <text:p text:style-name="P1"/>
      <text:p text:style-name="P2">Magma Thower 45€ :</text:p>
      <text:p text:style-name="P1"/>
      <text:p text:style-name="Standard">Figurine en résine vendue sans socle 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<text:span text:style-name="T1">Contactez moi.</text:span></text:p>
      <text:p text:style-name="Standard"><text:span text:style-name="T1">Possibilité d'être vendue sans scène pour 5€ de moins.</text:span></text:p>
      <text:p text:style-name="P1">Photo non contractuel, Figurine à monter et sans socle autre que proposé.</text:p>
      <text:p text:style-name="P3"/>
      <text:p text:style-name="P2">Magmhôrin Balista 60€ :</text:p>
      <text:p text:style-name="P1"/>
      <text:p text:style-name="Standard">Figurine en résine vendue sans socle 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1">Photo non contractuel, Figurine à monter et sans socle autre que proposé.</text:p>
      <text:p text:style-name="P3"/>
      <text:p text:style-name="P2">Magmhôrin SiegeTower 120€:</text:p>
      <text:p text:style-name="P1"/>
      <text:p text:style-name="Standard">Figurine en résine vendue sans socle <text:line-break/>Adapté pour jeu de plateau comme Warhammer et plus particulièrement The IX Age <text:span text:style-name="T1">Fantasy </text:span><text:soft-page-break/><text:span text:style-name="T1">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3">Photo non contractuel, Figurine à monter et sans socle autre que proposé.</text:p>
      <text:p text:style-name="P3"/>
      <text:p text:style-name="P2">The Anzu Cannon 75€:</text:p>
      <text:p text:style-name="P1"/>
      <text:p text:style-name="Standard">Figurine en résine vendue avec un socle MDF ovale de 180x130mm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Contactez moi.</text:p>
      <text:p text:style-name="P3">Photo non contractuel, Figurine à monter et sans socle autre que proposé.</text:p>
      <text:p text:style-name="P3"/>
      <text:p text:style-name="P2">Magmhorin Devastator Taille 0,7 70€ :</text:p>
      <text:p text:style-name="P1"/>
      <text:p text:style-name="Standard">Figurine en résine vendue avec socle MDF et scénique résine. Taille de socle carré ou rond de 150x100mm.<text:line-break/>Adapté pour jeu de plateau comme Warhammer et plus particulièrement The IX Age <text:span text:style-name="T1">Fantasy Battles.<text:line-break/></text:span><text:span text:style-name="T3">Si vous voulez plus de contenu du type de cette figurine (Cf Lost Kingdom Miniature – </text:span><text:a xlink:type="simple" xlink:href="https://www.lostkingdomminiatures.com/en/24-infernal-dwarves-magmhorin" text:style-name="Internet_20_link" text:visited-style-name="Visited_20_Internet_20_Link"><text:span text:style-name="T4">Infernal Dwarves (Magmhorin)</text:span></text:a></text:p>
      <text:p text:style-name="P1"><text:span text:style-name="T1">Contactez moi.</text:span></text:p>
      <text:p text:style-name="Standard"><text:span text:style-name="T1">Possibilité d'être vendue sans scène pour 20€ de moins.</text:span></text:p>
      <text:p text:style-name="Standard"><text:span text:style-name="T1">Possible de le demander en taille originale sur demande.</text:span></text:p>
      <text:p text:style-name="P1">Photo non contractuel, Figurine à monter et sans socle autre que proposé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31M21S</meta:editing-duration>
    <meta:editing-cycles>41</meta:editing-cycles>
    <meta:generator>OpenOffice/4.1.6$Win32 OpenOffice.org_project/416m1$Build-9790</meta:generator>
    <dc:date>2025-02-03T22:15:02.53</dc:date>
    <dc:creator>Ycham Bounouar</dc:creator>
    <meta:document-statistic meta:table-count="0" meta:image-count="0" meta:object-count="0" meta:page-count="7" meta:paragraph-count="144" meta:word-count="2282" meta:character-count="13754"/>
    <meta:user-defined meta:name="Info 1"/>
    <meta:user-defined meta:name="Info 2"/>
    <meta:user-defined meta:name="Info 3"/>
    <meta:user-defined meta:name="Info 4"/>
  </office:meta>
</office:document-meta>
</file>